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  <style:text-properties officeooo:rsid="0013ccff" officeooo:paragraph-rsid="0013ccff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35aa4"/>
    </style:style>
    <style:style style:name="T4" style:family="text">
      <style:text-properties officeooo:rsid="0013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5724838" text:style-name="Outline">
        <text:list-item>
          <text:h text:style-name="P3" text:outline-level="1">Django</text:h>
        </text:list-item>
        <text:list-item>
          <text:h text:style-name="Heading_20_1" text:outline-level="1"/>
        </text:list-item>
      </text:list>
      <text:p text:style-name="Standard"/>
      <text:p text:style-name="Standard">Objetivo:</text:p>
      <text:p text:style-name="Standard"/>
      <text:p text:style-name="Standard">F.Creación: <text:span text:style-name="T4">14</text:span>-<text:span text:style-name="T3">7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5</meta:editing-cycles>
    <meta:creation-date>2018-03-07T12:45:00</meta:creation-date>
    <dc:date>2018-07-14T21:37:28.915000000</dc:date>
    <meta:editing-duration>PT4M22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8" meta:word-count="14" meta:character-count="113" meta:non-whitespace-character-count="1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